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5.858cm"/>
    </style:style>
    <style:style style:name="ro1" style:family="table-row">
      <style:table-row-properties style:row-height="0.566cm" fo:break-before="auto" style:use-optimal-row-height="false"/>
    </style:style>
    <style:style style:name="ro2" style:family="table-row">
      <style:table-row-properties style:row-height="0.74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0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295cm" fo:break-before="auto" style:use-optimal-row-height="false"/>
    </style:style>
    <style:style style:name="ro9" style:family="table-row">
      <style:table-row-properties style:row-height="1.785cm" fo:break-before="auto" style:use-optimal-row-height="tru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2.8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5" style:family="table-cell" style:parent-style-name="Default">
      <style:text-properties style:font-name="Calibri1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1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1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6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1" fo:font-weight="bold" style:font-weight-asian="bold" style:font-weight-complex="bold"/>
    </style:style>
    <style:style style:name="ce79" style:family="table-cell" style:parent-style-name="cat1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fo:font-weight="bold" style:font-weight-asian="bold" style:font-weight-complex="bold"/>
    </style:style>
    <style:style style:name="ce84" style:family="table-cell" style:parent-style-name="cat2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fo:font-weight="bold" style:font-weight-asian="bold" style:font-weight-complex="bold"/>
    </style:style>
    <style:style style:name="ce89" style:family="table-cell" style:parent-style-name="cat3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fo:font-weight="bold" style:font-weight-asian="bold" style:font-weight-complex="bold"/>
    </style:style>
    <style:style style:name="ce90" style:family="table-cell" style:parent-style-name="cat4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fo:font-weight="bold" style:font-weight-asian="bold" style:font-weight-complex="bold"/>
    </style:style>
    <style:style style:name="ce91" style:family="table-cell" style:parent-style-name="cat5">
      <style:table-cell-properties fo:border-bottom="2.01pt double-thin #000000" style:border-line-width-bottom="0.018cm 0.035cm 0.018cm" fo:border-left="2.01pt double-thin #000000" style:border-line-width-left="0.018cm 0.035cm 0.018cm" fo:border-right="0.99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cb3" style:text-align-source="fix" style:repeat-content="false" fo:border="0.99pt double #000000" style:border-line-width="0.026cm 0.004cm 0.053cm" style:vertical-align="middle"/>
      <style:paragraph-properties fo:text-align="center"/>
      <style:text-properties style:font-name="Calibri1" fo:font-size="15pt" fo:font-weight="bold" style:font-size-asian="15pt" style:font-weight-asian="bold" style:font-size-complex="15pt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cat1">
      <style:table-cell-properties style:text-align-source="fix" style:repeat-content="false" fo:border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cat2">
      <style:table-cell-properties style:text-align-source="fix" style:repeat-content="false" fo:border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cat3">
      <style:table-cell-properties style:text-align-source="fix" style:repeat-content="false" fo:border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cat4">
      <style:table-cell-properties style:text-align-source="fix" style:repeat-content="false" fo:border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26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2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113" style:family="table-cell" style:parent-style-name="CONTENT">
      <style:table-cell-properties style:text-align-source="fix" style:repeat-content="false" fo:border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1" fo:font-weight="bold" style:font-weight-asian="bold" style:font-weight-complex="bold"/>
    </style:style>
    <style:style style:name="ce178" style:family="table-cell" style:parent-style-name="userInpu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userInpu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43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45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189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3&quot;" style:apply-style-name="classe1" style:base-cell-address="'Fiche patient'.F5"/>
      <style:map style:condition="cell-content()=&quot;1 / 4&quot;" style:apply-style-name="classe1" style:base-cell-address="'Fiche patient'.F5"/>
      <style:map style:condition="cell-content()=&quot;1 / 5&quot;" style:apply-style-name="classe1" style:base-cell-address="'Fiche patient'.F5"/>
      <style:map style:condition="cell-content()=&quot;2 / 3&quot;" style:apply-style-name="classe3" style:base-cell-address="'Fiche patient'.F5"/>
      <style:map style:condition="cell-content()=&quot;2 / 4&quot;" style:apply-style-name="classe3" style:base-cell-address="'Fiche patient'.F5"/>
      <style:map style:condition="cell-content()=&quot;2 / 5&quot;" style:apply-style-name="classe2" style:base-cell-address="'Fiche patient'.F5"/>
      <style:map style:condition="cell-content()=&quot;3 / 3&quot;" style:apply-style-name="classe5" style:base-cell-address="'Fiche patient'.F5"/>
      <style:map style:condition="cell-content()=&quot;3 / 4&quot;" style:apply-style-name="classe4" style:base-cell-address="'Fiche patient'.F5"/>
      <style:map style:condition="cell-content()=&quot;3 / 5&quot;" style:apply-style-name="classe3" style:base-cell-address="'Fiche patient'.F5"/>
      <style:map style:condition="cell-content()=&quot;4 / 4&quot;" style:apply-style-name="classe5" style:base-cell-address="'Fiche patient'.F5"/>
      <style:map style:condition="cell-content()=&quot;4 / 5&quot;" style:apply-style-name="classe4" style:base-cell-address="'Fiche patient'.F5"/>
      <style:map style:condition="cell-content()=&quot;5 / 5&quot;" style:apply-style-name="classe5" style:base-cell-address="'Fiche patient'.F5"/>
      <style:map style:condition="cell-content()=&quot; - &quot;" style:apply-style-name="classeBAD" style:base-cell-address="'Fiche patient'.F5"/>
    </style:style>
    <style:style style:name="ce195" style:family="table-cell" style:parent-style-name="Default">
      <style:table-cell-properties fo:border="none"/>
      <style:text-properties style:font-name="Calibri1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1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4" style:family="table-cell" style:parent-style-name="Default">
      <style:text-properties fo:color="#f5f5f5" style:font-name="Calibri1" fo:font-weight="bold" style:font-weight-asian="bold" style:font-weight-complex="bold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124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3" style:family="table-cell" style:parent-style-name="DATA">
      <style:text-properties fo:font-size="11pt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fo:font-size="11pt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20pt" style:font-size-complex="20pt" fo:font-weight="bold" style:font-weight-asian="bold" style:font-weight-complex="bold"/>
    </style:style>
    <style:style style:name="T3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number-columns-repeated="3" table:default-cell-style-name="ce75"/>
        <table:table-column table:style-name="co5" table:default-cell-style-name="ce75"/>
        <table:table-column table:style-name="co3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3" table:number-columns-repeated="2" table:default-cell-style-name="ce75"/>
        <table:table-column table:style-name="co4" table:number-columns-repeated="3" table:default-cell-style-name="ce75"/>
        <table:table-column table:style-name="co6" table:number-columns-repeated="973" table:default-cell-style-name="ce75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1013"/>
        </table:table-row>
        <table:table-row table:style-name="ro2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1012"/>
        </table:table-row>
        <table:table-row table:style-name="ro3">
          <table:table-cell/>
          <table:table-cell table:style-name="ce65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25" office:value-type="string" calcext:value-type="string" table:number-columns-spanned="4" table:number-rows-spanned="1">
            <text:p>TON</text:p>
          </table:table-cell>
          <table:covered-table-cell table:style-name="ce200"/>
          <table:covered-table-cell table:number-columns-repeated="2" table:style-name="ce201"/>
          <table:table-cell/>
          <table:table-cell table:style-name="ce25" office:value-type="string" calcext:value-type="string" table:number-columns-spanned="4" table:number-rows-spanned="1">
            <text:p>MOT</text:p>
          </table:table-cell>
          <table:covered-table-cell table:style-name="ce200"/>
          <table:covered-table-cell table:number-columns-repeated="2" table:style-name="ce201"/>
          <table:table-cell/>
          <table:table-cell table:style-name="ce25" office:value-type="string" calcext:value-type="string" table:number-columns-spanned="4" table:number-rows-spanned="1">
            <text:p>PRA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4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32"/>
          <table:table-cell table:style-name="ce43" office:value-type="string" calcext:value-type="string" table:number-columns-spanned="2" table:number-rows-spanned="1">
            <text:p><text:s/>Ans</text:p>
          </table:table-cell>
          <table:covered-table-cell table:style-name="ce43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note</text:p>
          </table:table-cell>
          <table:table-cell table:style-name="ce45" office:value-type="string" calcext:value-type="string">
            <text:p>σ</text:p>
          </table:table-cell>
          <table:table-cell table:style-name="ce28" office:value-type="string" calcext:value-type="string">
            <text:p>Classe</text:p>
          </table:table-cell>
          <table:table-cell/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note</text:p>
          </table:table-cell>
          <table:table-cell table:style-name="ce45" office:value-type="string" calcext:value-type="string">
            <text:p>σ</text:p>
          </table:table-cell>
          <table:table-cell table:style-name="ce28" office:value-type="string" calcext:value-type="string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covered-table-cell table:style-name="ce73"/>
          <table:covered-table-cell table:style-name="ce17"/>
          <table:table-cell table:style-name="ce32" table:number-columns-spanned="1" table:number-rows-spanned="2"/>
          <table:table-cell table:style-name="ce43" office:value-type="string" calcext:value-type="string" table:number-columns-spanned="2" table:number-rows-spanned="2">
            <text:p><text:s/>Mois</text:p>
          </table:table-cell>
          <table:covered-table-cell table:style-name="ce43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covered-table-cell table:style-name="ce74"/>
          <table:covered-table-cell table:style-name="ce18"/>
          <table:covered-table-cell table:style-name="ce111"/>
          <table:covered-table-cell table:style-name="ce18"/>
          <table:covered-table-cell table:style-name="ce189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table-cell table:style-name="ce5" office:value-type="string" calcext:value-type="string" table:number-columns-spanned="4" table:number-rows-spanned="1">
            <text:p>Catégories</text:p>
          </table:table-cell>
          <table:covered-table-cell table:style-name="ce17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table-cell table:style-name="ce79" office:value-type="string" calcext:value-type="string" table:number-columns-spanned="4" table:number-rows-spanned="1">
            <text:p>1 : <text:s text:c="9"/>4 ans <text:s text:c="24"/>– <text:s text:c="4"/>4 ans et 9 mois</text:p>
          </table:table-cell>
          <table:covered-table-cell table:style-name="ce97"/>
          <table:covered-table-cell table:number-columns-repeated="2" table:style-name="ce113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84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98"/>
          <table:covered-table-cell table:number-columns-repeated="2" table:style-name="ce113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89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99"/>
          <table:covered-table-cell table:number-columns-repeated="2" table:style-name="ce113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90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100"/>
          <table:covered-table-cell table:number-columns-repeated="2" table:style-name="ce113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91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101"/>
          <table:covered-table-cell table:number-columns-repeated="2" table:style-name="ce114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3" office:value-type="string" calcext:value-type="string" table:number-columns-spanned="5" table:number-rows-spanned="5">
            <text:p><text:span text:style-name="T1">V 0.9</text:span></text:p>
            <text:p><text:span text:style-name="T2"><text:a xlink:href="https://github.com/buckTarle/Cotation_test_NP_MOT" xlink:type="simple">Deverouiller le fichier ou verifier la version</text:a></text:span></text:p>
          </table:table-cell>
          <table:covered-table-cell table:number-columns-repeated="4"/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 table:number-columns-repeated="5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/>
          <table:covered-table-cell table:number-columns-repeated="4" table:style-name="Default"/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/>
          <table:covered-table-cell table:number-columns-repeated="4" table:style-name="Default"/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/>
          <table:covered-table-cell table:number-columns-repeated="4" table:style-name="Default"/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6">
          <table:table-cell table:style-name="ce16" table:number-columns-repeated="2"/>
          <table:table-cell table:style-name="ce25" office:value-type="string" calcext:value-type="string" table:number-columns-spanned="4" table:number-rows-spanned="2">
            <text:p>SPA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26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AND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AND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AND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AND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GNO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26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AND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AND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AND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AND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AND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AND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AND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AND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AND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AND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AND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25" office:value-type="string" calcext:value-type="string" table:number-columns-spanned="4" table:number-rows-spanned="2">
            <text:p>RYT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AND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AND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AND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AND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26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AND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AND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AND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AND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ce107" office:value-type="float" office:value="37" calcext:value-type="float">
            <text:p>3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AND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AND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AND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AND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5" office:value-type="string" calcext:value-type="string" table:number-columns-spanned="4" table:number-rows-spanned="2">
            <text:p>HAB</text:p>
          </table:table-cell>
          <table:covered-table-cell table:number-columns-repeated="3" table:style-name="ce18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26"/>
          <table:covered-table-cell table:number-columns-repeated="2" table:style-name="ce18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AND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AND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AND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AND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AND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AND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AND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AND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5" office:value-type="string" calcext:value-type="string" table:number-columns-spanned="4" table:number-rows-spanned="2">
            <text:p>LAT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AND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AND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AND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AND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26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AND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AND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AND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AND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5" office:value-type="string" calcext:value-type="string" table:number-columns-spanned="4" table:number-rows-spanned="2">
            <text:p>ATT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26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28"/>
          <table:covered-table-cell table:style-name="ce45"/>
          <table:covered-table-cell table:style-name="ce2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AND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AND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AND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AND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AND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AND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AND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AND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AND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AND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AND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AND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AND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AND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AND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AND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AND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AND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AND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AND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AND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AND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AND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AND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AND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AND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AND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AND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AND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AND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AND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AND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AND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AND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AND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AND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AND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AND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AND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AND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7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7" table:number-rows-repeated="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17"/>
          <table:table-cell table:style-name="Default" table:number-columns-repeated="4"/>
          <table:table-cell table:style-name="ce214" office:value-type="string" calcext:value-type="string">
            <text:p>BLT</text:p>
          </table:table-cell>
          <table:table-cell table:number-columns-repeated="1002"/>
        </table:table-row>
        <table:table-row table:style-name="ro7" table:number-rows-repeated="8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3&quot;" calcext:base-cell-address="'Fiche patient'.F5"/>
            <calcext:condition calcext:apply-style-name="classe1" calcext:value="=&quot;1 / 4&quot;" calcext:base-cell-address="'Fiche patient'.F5"/>
            <calcext:condition calcext:apply-style-name="classe1" calcext:value="=&quot;1 / 5&quot;" calcext:base-cell-address="'Fiche patient'.F5"/>
            <calcext:condition calcext:apply-style-name="classe3" calcext:value="=&quot;2 / 3&quot;" calcext:base-cell-address="'Fiche patient'.F5"/>
            <calcext:condition calcext:apply-style-name="classe3" calcext:value="=&quot;2 / 4&quot;" calcext:base-cell-address="'Fiche patient'.F5"/>
            <calcext:condition calcext:apply-style-name="classe2" calcext:value="=&quot;2 / 5&quot;" calcext:base-cell-address="'Fiche patient'.F5"/>
            <calcext:condition calcext:apply-style-name="classe5" calcext:value="=&quot;3 / 3&quot;" calcext:base-cell-address="'Fiche patient'.F5"/>
            <calcext:condition calcext:apply-style-name="classe4" calcext:value="=&quot;3 / 4&quot;" calcext:base-cell-address="'Fiche patient'.F5"/>
            <calcext:condition calcext:apply-style-name="classe3" calcext:value="=&quot;3 / 5&quot;" calcext:base-cell-address="'Fiche patient'.F5"/>
            <calcext:condition calcext:apply-style-name="classe5" calcext:value="=&quot;4 / 4&quot;" calcext:base-cell-address="'Fiche patient'.F5"/>
            <calcext:condition calcext:apply-style-name="classe4" calcext:value="=&quot;4 / 5&quot;" calcext:base-cell-address="'Fiche patient'.F5"/>
            <calcext:condition calcext:apply-style-name="classe5" calcext:value="=&quot;5 / 5&quot;" calcext:base-cell-address="'Fiche patient'.F5"/>
            <calcext:condition calcext:apply-style-name="classeBAD" calcext:value="=&quot; - &quot;" calcext:base-cell-address="'Fiche patient'.F5"/>
          </calcext:conditional-format>
        </calcext:conditional-formats>
      </table:table>
      <table:table table:name="TON" table:style-name="ta1">
        <table:table-column table:style-name="co7" table:default-cell-style-name="DATA"/>
        <table:table-column table:style-name="co8" table:number-columns-repeated="6" table:default-cell-style-name="DATA"/>
        <table:table-column table:style-name="co6" table:number-columns-repeated="57" table:default-cell-style-name="DATA"/>
        <table:table-row table:style-name="ro8">
          <table:table-cell table:style-name="ce215" office:value-type="string" calcext:value-type="string">
            <text:p><text:span text:style-name="T3">TONUS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799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T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3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7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16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LAT" table:style-name="ta1">
        <table:table-column table:style-name="co8" table:number-columns-repeated="7" table:default-cell-style-name="ce132"/>
        <table:table-column table:style-name="co6" table:number-columns-repeated="57" table:default-cell-style-name="ce132"/>
        <table:table-column table:style-name="co6" table:number-columns-repeated="960" table:default-cell-style-name="ce185"/>
        <table:table-row table:style-name="ro10">
          <table:table-cell table:style-name="ce123" office:value-type="string" calcext:value-type="string">
            <text:p><text:span text:style-name="T3">LATERALITE</text:span></text:p>
          </table:table-cell>
          <table:table-cell table:style-name="ce123"/>
          <table:table-cell table:style-name="ce123" office:value-type="string" calcext:value-type="string">
            <text:p><text:span text:style-name="T3">GROUPE 1 : 4 ans à 4 ans 9 mois</text:span></text:p>
          </table:table-cell>
          <table:table-cell table:style-name="ce123" office:value-type="string" calcext:value-type="string">
            <text:p><text:span text:style-name="T3">GROUPE 2 : 4 ans 10 mois à 5 ans 8 mois</text:span></text:p>
          </table:table-cell>
          <table:table-cell table:style-name="ce123" office:value-type="string" calcext:value-type="string">
            <text:p><text:span text:style-name="T3">GROUPE 3 : 5 ans 9 mois à 6 ans 6 mois </text:span></text:p>
          </table:table-cell>
          <table:table-cell table:style-name="ce123" office:value-type="string" calcext:value-type="string">
            <text:p><text:span text:style-name="T3">GROUPE 4 : 6 ans 7 mois à 7 ans 5 mois</text:span></text:p>
          </table:table-cell>
          <table:table-cell table:style-name="ce123" office:value-type="string" calcext:value-type="string">
            <text:p><text:span text:style-name="T3">GROUPE 5 : 7 ans 6 mois à 8 ans 5 mois</text:span>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style-name="ce133" table:number-columns-repeated="56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4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style-name="ce133" table:number-columns-repeated="57"/>
          <table:table-cell table:number-columns-repeated="960"/>
        </table:table-row>
        <table:table-row table:style-name="ro5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124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 table:number-rows-repeated="104849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A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3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27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GNO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3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HAB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3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3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PA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3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4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YT" table:style-name="ta1">
        <table:table-column table:style-name="co8" table:default-cell-style-name="ce233"/>
        <table:table-column table:style-name="co8" table:number-columns-repeated="5" table:default-cell-style-name="ce220"/>
        <table:table-column table:style-name="co8" table:default-cell-style-name="ce226"/>
        <table:table-row table:style-name="ro9">
          <table:table-cell table:style-name="ce215" office:value-type="string" calcext:value-type="string">
            <text:p><text:span text:style-name="T3">RYTHME</text:span></text:p>
          </table:table-cell>
          <table:table-cell table:style-name="ce215"/>
          <table:table-cell table:style-name="ce215" office:value-type="string" calcext:value-type="string">
            <text:p><text:span text:style-name="T3">GROUPE 1 : 4 ans à 4 ans 9 mois</text:span></text:p>
          </table:table-cell>
          <table:table-cell table:style-name="ce215" office:value-type="string" calcext:value-type="string">
            <text:p><text:span text:style-name="T3">GROUPE 2 : 4 ans 10 mois à 5 ans 8 mois</text:span></text:p>
          </table:table-cell>
          <table:table-cell table:style-name="ce215" office:value-type="string" calcext:value-type="string">
            <text:p><text:span text:style-name="T3">GROUPE 3 : 5 ans 9 mois à 6 ans 6 mois </text:span></text:p>
          </table:table-cell>
          <table:table-cell table:style-name="ce215" office:value-type="string" calcext:value-type="string">
            <text:p><text:span text:style-name="T3">GROUPE 4 : 6 ans 7 mois à 7 ans 5 mois</text:span></text:p>
          </table:table-cell>
          <table:table-cell table:style-name="ce215" office:value-type="string" calcext:value-type="string">
            <text:p><text:span text:style-name="T3">GROUPE 5 : 7 ans 6 mois à 8 ans 5 mois</text:span>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7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>
        <table:table-column table:style-name="co9" table:default-cell-style-name="DATA"/>
        <table:table-column table:style-name="co6" table:number-columns-repeated="63" table:default-cell-style-name="DATA"/>
        <table:table-row table:style-name="ro11">
          <table:table-cell table:style-name="ce294" office:value-type="string" calcext:value-type="string">
            <text:p><text:span text:style-name="T3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3">GROUPE 1 : 4 ans à 4 ans 9 mois</text:span></text:p>
          </table:table-cell>
          <table:table-cell table:style-name="ce294" office:value-type="string" calcext:value-type="string">
            <text:p><text:span text:style-name="T3">GROUPE 2 : 4 ans 10 mois à 5 ans 8 mois</text:span></text:p>
          </table:table-cell>
          <table:table-cell table:style-name="ce294" office:value-type="string" calcext:value-type="string">
            <text:p><text:span text:style-name="T3">GROUPE 3 : 5 ans 9 mois à 6 ans 6 mois </text:span></text:p>
          </table:table-cell>
          <table:table-cell table:style-name="ce294" office:value-type="string" calcext:value-type="string">
            <text:p><text:span text:style-name="T3">GROUPE 4 : 6 ans 7 mois à 7 ans 5 mois</text:span></text:p>
          </table:table-cell>
          <table:table-cell table:style-name="ce294" office:value-type="string" calcext:value-type="string">
            <text:p><text:span text:style-name="T3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70">
          <table:table-cell table:style-name="ce290" table:number-columns-repeated="7"/>
          <table:table-cell table:number-columns-repeated="57"/>
        </table:table-row>
        <table:table-row table:style-name="ro7" table:number-rows-repeated="104837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style:style style:name="Default" style:family="table-cell">
      <style:table-cell-properties fo:background-color="transparent"/>
    </style:style>
    <style:style style:name="Heading_20__28_user_29_" style:display-name="Heading (user)" style:family="table-cell" loext:hidden="true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loext:hidden="true" style:hidden="true" style:parent-style-name="Heading_20__28_user_29_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_20__28_user_29_" style:display-name="Result (user)" style:family="table-cell" loext:hidden="true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53:37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1:28:43.454000000</meta:creation-date>
    <dc:date>2020-12-09T14:01:25.936000000</dc:date>
    <meta:editing-duration>PT2H12M57S</meta:editing-duration>
    <meta:editing-cycles>23</meta:editing-cycles>
    <meta:generator>LibreOffice/7.0.3.1$Windows_X86_64 LibreOffice_project/d7547858d014d4cf69878db179d326fc3483e082</meta:generator>
    <meta:document-statistic meta:table-count="10" meta:cell-count="11610" meta:object-count="0"/>
  </office:meta>
</office:document-meta>
</file>